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0.088cm solid #99ccff"/>
    </style:style>
    <style:style style:name="ce22" style:family="table-cell" style:parent-style-name="Default">
      <style:table-cell-properties fo:background-color="transparent" fo:border="0.088cm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0.088cm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088cm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0.088cm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88cm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1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7</text:p>
          </table:table-cell>
          <table:table-cell table:style-name="ce1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 1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herry servo 2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bad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bad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Cherry plate clam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Glass lower clamp close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18/03/2013</text:date>, <text:time>01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3-18T01:01:35</dc:date>
    <dc:creator>Nicolas Schodet</dc:creator>
    <meta:editing-duration>PT51H55M58S</meta:editing-duration>
    <meta:editing-cycles>8</meta:editing-cycles>
    <meta:generator>OpenOffice.org/3.2$Linux OpenOffice.org_project/320m19$Build-9505</meta:generator>
    <meta:document-statistic meta:table-count="1" meta:cell-count="376" meta:object-count="0"/>
  </office:meta>
</office:document-meta>
</file>